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/>
    </style:style>
    <style:style style:name="ce4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ams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4" office:value-type="string" calcext:value-type="string">
            <text:p>NV_NVDLA_CACC_CALC_int8</text:p>
          </table:table-cell>
          <table:table-cell table:number-columns-repeated="11"/>
          <table:table-cell office:value-type="string" calcext:value-type="string">
            <text:p>NV_NVDLA_CACC_CALC_int8</text:p>
          </table:table-cell>
        </table:table-row>
        <table:table-row table:style-name="ro2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11"/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Trying to prove $equiv for \rd_trans_low: failed.</text:p>
          </table:table-cell>
          <table:table-cell table:number-columns-repeated="7"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6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0:51:21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3T04:32:54.219000000</dc:date>
    <meta:editing-duration>PT3H22M42S</meta:editing-duration>
    <meta:editing-cycles>3</meta:editing-cycles>
    <meta:document-statistic meta:table-count="7" meta:cell-count="80" meta:object-count="0"/>
  </office:meta>
</office:document-meta>
</file>